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7657in" svg:height="11.6803in" svg:x="1.8713in" svg:y="0in">
            <draw:object draw:notify-on-update-of-ranges="Sheet1.B1:Sheet1.B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table:formula="of:=1929-0.284546621" office:value-type="float" office:value="1928.715453379" calcext:value-type="float">
            <text:p>1928.715453379</text:p>
          </table:table-cell>
          <table:table-cell table:formula="of:=[.$A$1]/[.A1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976.261616004" calcext:value-type="float">
            <text:p>976.261616004</text:p>
          </table:table-cell>
          <table:table-cell table:formula="of:=[.$A$1]/[.A2]" office:value-type="percentage" office:value="1.97561332102101" calcext:value-type="percentage">
            <text:p>197.56%</text:p>
          </table:table-cell>
        </table:table-row>
        <table:table-row table:style-name="ro1">
          <table:table-cell office:value-type="float" office:value="734.27460809" calcext:value-type="float">
            <text:p>734.27460809</text:p>
          </table:table-cell>
          <table:table-cell table:formula="of:=[.$A$1]/[.A3]" office:value-type="percentage" office:value="2.62669501590963" calcext:value-type="percentage">
            <text:p>262.67%</text:p>
          </table:table-cell>
        </table:table-row>
        <table:table-row table:style-name="ro1">
          <table:table-cell office:value-type="float" office:value="551.87086028" calcext:value-type="float">
            <text:p>551.87086028</text:p>
          </table:table-cell>
          <table:table-cell table:formula="of:=[.$A$1]/[.A4]" office:value-type="percentage" office:value="3.49486735429451" calcext:value-type="percentage">
            <text:p>349.49%</text:p>
          </table:table-cell>
        </table:table-row>
        <table:table-row table:style-name="ro1">
          <table:table-cell table:formula="of:=441-0.165003087" office:value-type="float" office:value="440.834996913" calcext:value-type="float">
            <text:p>440.834996913</text:p>
          </table:table-cell>
          <table:table-cell table:formula="of:=[.$A$1]/[.A5]" office:value-type="percentage" office:value="4.37514141773013" calcext:value-type="percentage">
            <text:p>437.51%</text:p>
          </table:table-cell>
        </table:table-row>
        <table:table-row table:style-name="ro1">
          <table:table-cell office:value-type="float" office:value="328.497021213" calcext:value-type="float">
            <text:p>328.497021213</text:p>
          </table:table-cell>
          <table:table-cell table:formula="of:=[.$A$1]/[.A6]" office:value-type="percentage" office:value="5.87133315929951" calcext:value-type="percentage">
            <text:p>587.13%</text:p>
          </table:table-cell>
        </table:table-row>
        <table:table-row table:style-name="ro1">
          <table:table-cell office:value-type="float" office:value="290.23704175" calcext:value-type="float">
            <text:p>290.23704175</text:p>
          </table:table-cell>
          <table:table-cell table:formula="of:=[.$A$1]/[.A7]" office:value-type="percentage" office:value="6.64531116272997" calcext:value-type="percentage">
            <text:p>664.53%</text:p>
          </table:table-cell>
        </table:table-row>
        <table:table-row table:style-name="ro1">
          <table:table-cell office:value-type="float" office:value="260.1711195" calcext:value-type="float">
            <text:p>260.1711195</text:p>
          </table:table-cell>
          <table:table-cell table:formula="of:=[.$A$1]/[.A8]" office:value-type="percentage" office:value="7.41325730959543" calcext:value-type="percentage">
            <text:p>741.33%</text:p>
          </table:table-cell>
        </table:table-row>
        <table:table-row table:style-name="ro1">
          <table:table-cell table:formula="of:=220-0.474850037" office:value-type="float" office:value="219.525149963" calcext:value-type="float">
            <text:p>219.525149963</text:p>
          </table:table-cell>
          <table:table-cell table:formula="of:=[.$A$1]/[.A9]" office:value-type="percentage" office:value="8.78585188851517" calcext:value-type="percentage">
            <text:p>878.59%</text:p>
          </table:table-cell>
        </table:table-row>
        <table:table-row table:style-name="ro1">
          <table:table-cell office:value-type="float" office:value="199.69379938" calcext:value-type="float">
            <text:p>199.69379938</text:p>
          </table:table-cell>
          <table:table-cell table:formula="of:=[.$A$1]/[.A10]" office:value-type="percentage" office:value="9.65836425250652" calcext:value-type="percentage">
            <text:p>965.84%</text:p>
          </table:table-cell>
        </table:table-row>
        <table:table-row table:style-name="ro1">
          <table:table-cell table:formula="of:=195-0.271907248" office:value-type="float" office:value="194.728092752" calcext:value-type="float">
            <text:p>194.728092752</text:p>
          </table:table-cell>
          <table:table-cell table:formula="of:=[.$A$1]/[.A11]" office:value-type="percentage" office:value="9.90465949787407" calcext:value-type="percentage">
            <text:p>990.47%</text:p>
          </table:table-cell>
        </table:table-row>
        <table:table-row table:style-name="ro1">
          <table:table-cell table:formula="of:=168-0.170565275" office:value-type="float" office:value="167.829434725" calcext:value-type="float">
            <text:p>167.829434725</text:p>
          </table:table-cell>
          <table:table-cell table:formula="of:=[.$A$1]/[.A12]" office:value-type="percentage" office:value="11.4921167227866" calcext:value-type="percentage">
            <text:p>1149.21%</text:p>
          </table:table-cell>
        </table:table-row>
        <table:table-row table:style-name="ro1">
          <table:table-cell office:value-type="float" office:value="171.53114838" calcext:value-type="float">
            <text:p>171.53114838</text:p>
          </table:table-cell>
          <table:table-cell table:formula="of:=[.$A$1]/[.A13]" office:value-type="percentage" office:value="11.2441120554165" calcext:value-type="percentage">
            <text:p>1124.41%</text:p>
          </table:table-cell>
        </table:table-row>
        <table:table-row table:style-name="ro1">
          <table:table-cell office:value-type="float" office:value="140.304906903" calcext:value-type="float">
            <text:p>140.304906903</text:p>
          </table:table-cell>
          <table:table-cell table:formula="of:=[.$A$1]/[.A14]" office:value-type="percentage" office:value="13.7466001435889" calcext:value-type="percentage">
            <text:p>1374.66%</text:p>
          </table:table-cell>
        </table:table-row>
        <table:table-row table:style-name="ro1">
          <table:table-cell office:value-type="float" office:value="133.49366236" calcext:value-type="float">
            <text:p>133.49366236</text:p>
          </table:table-cell>
          <table:table-cell table:formula="of:=[.$A$1]/[.A15]" office:value-type="percentage" office:value="14.447992655844" calcext:value-type="percentage">
            <text:p>1444.80%</text:p>
          </table:table-cell>
        </table:table-row>
        <table:table-row table:style-name="ro1">
          <table:table-cell table:formula="of:=124-0.745357873" office:value-type="float" office:value="123.254642127" calcext:value-type="float">
            <text:p>123.254642127</text:p>
          </table:table-cell>
          <table:table-cell table:formula="of:=[.$A$1]/[.A16]" office:value-type="percentage" office:value="15.6482175445504" calcext:value-type="percentage">
            <text:p>1564.82%</text:p>
          </table:table-cell>
        </table:table-row>
        <table:table-row table:style-name="ro1">
          <table:table-cell office:value-type="float" office:value="122.494951284" calcext:value-type="float">
            <text:p>122.494951284</text:p>
          </table:table-cell>
          <table:table-cell table:formula="of:=[.$A$1]/[.A17]" office:value-type="percentage" office:value="15.745264871426" calcext:value-type="percentage">
            <text:p>1574.53%</text:p>
          </table:table-cell>
        </table:table-row>
        <table:table-row table:style-name="ro1">
          <table:table-cell table:formula="of:=114-0.5848972" office:value-type="float" office:value="113.4151028" calcext:value-type="float">
            <text:p>113.4151028</text:p>
          </table:table-cell>
          <table:table-cell table:formula="of:=[.$A$1]/[.A18]" office:value-type="percentage" office:value="17.0058079194282" calcext:value-type="percentage">
            <text:p>1700.58%</text:p>
          </table:table-cell>
        </table:table-row>
        <table:table-row table:style-name="ro1">
          <table:table-cell office:value-type="float" office:value="110.189748198" calcext:value-type="float">
            <text:p>110.189748198</text:p>
          </table:table-cell>
          <table:table-cell table:formula="of:=[.$A$1]/[.A19]" office:value-type="percentage" office:value="17.5035834541821" calcext:value-type="percentage">
            <text:p>1750.36%</text:p>
          </table:table-cell>
        </table:table-row>
        <table:table-row table:style-name="ro1">
          <table:table-cell table:formula="of:=98-0.313700457" office:value-type="float" office:value="97.686299543" calcext:value-type="float">
            <text:p>97.686299543</text:p>
          </table:table-cell>
          <table:table-cell table:formula="of:=[.$A$1]/[.A20]" office:value-type="percentage" office:value="19.7439708782295" calcext:value-type="percentage">
            <text:p>1974.40%</text:p>
          </table:table-cell>
        </table:table-row>
        <table:table-row table:style-name="ro1">
          <table:table-cell office:value-type="float" office:value="105.492235629" calcext:value-type="float">
            <text:p>105.492235629</text:p>
          </table:table-cell>
          <table:table-cell table:formula="of:=[.$A$1]/[.A21]" office:value-type="percentage" office:value="18.2830086202931" calcext:value-type="percentage">
            <text:p>1828.30%</text:p>
          </table:table-cell>
        </table:table-row>
        <table:table-row table:style-name="ro1">
          <table:table-cell table:formula="of:=101-0.201866774" office:value-type="float" office:value="100.798133226" calcext:value-type="float">
            <text:p>100.798133226</text:p>
          </table:table-cell>
          <table:table-cell table:formula="of:=[.$A$1]/[.A22]" office:value-type="percentage" office:value="19.1344362405464" calcext:value-type="percentage">
            <text:p>1913.44%</text:p>
          </table:table-cell>
        </table:table-row>
        <table:table-row table:style-name="ro1">
          <table:table-cell table:formula="of:=97-0.627550246" office:value-type="float" office:value="96.372449754" calcext:value-type="float">
            <text:p>96.372449754</text:p>
          </table:table-cell>
          <table:table-cell table:formula="of:=[.$A$1]/[.A23]" office:value-type="percentage" office:value="20.0131412898835" calcext:value-type="percentage">
            <text:p>2001.31%</text:p>
          </table:table-cell>
        </table:table-row>
        <table:table-row table:style-name="ro1">
          <table:table-cell office:value-type="float" office:value="92.368576943" calcext:value-type="float">
            <text:p>92.368576943</text:p>
          </table:table-cell>
          <table:table-cell table:formula="of:=[.$A$1]/[.A24]" office:value-type="percentage" office:value="20.8806448817458" calcext:value-type="percentage">
            <text:p>2088.06%</text:p>
          </table:table-cell>
        </table:table-row>
        <table:table-row table:style-name="ro1">
          <table:table-cell table:formula="of:=89-0.176120875" office:value-type="float" office:value="88.823879125" calcext:value-type="float">
            <text:p>88.823879125</text:p>
          </table:table-cell>
          <table:table-cell table:formula="of:=[.$A$1]/[.A25]" office:value-type="percentage" office:value="21.7139295466342" calcext:value-type="percentage">
            <text:p>2171.39%</text:p>
          </table:table-cell>
        </table:table-row>
        <table:table-row table:style-name="ro1">
          <table:table-cell table:formula="of:=86-0.53764491" office:value-type="float" office:value="85.46235509" calcext:value-type="float">
            <text:p>85.46235509</text:p>
          </table:table-cell>
          <table:table-cell table:formula="of:=[.$A$1]/[.A26]" office:value-type="percentage" office:value="22.5680119784656" calcext:value-type="percentage">
            <text:p>2256.80%</text:p>
          </table:table-cell>
        </table:table-row>
        <table:table-row table:style-name="ro1">
          <table:table-cell office:value-type="float" office:value="82.248573527" calcext:value-type="float">
            <text:p>82.248573527</text:p>
          </table:table-cell>
          <table:table-cell table:formula="of:=[.$A$1]/[.A27]" office:value-type="percentage" office:value="23.4498346982985" calcext:value-type="percentage">
            <text:p>2344.98%</text:p>
          </table:table-cell>
        </table:table-row>
        <table:table-row table:style-name="ro1">
          <table:table-cell office:value-type="float" office:value="79.337878606" calcext:value-type="float">
            <text:p>79.337878606</text:p>
          </table:table-cell>
          <table:table-cell table:formula="of:=[.$A$1]/[.A28]" office:value-type="percentage" office:value="24.3101465185022" calcext:value-type="percentage">
            <text:p>2431.01%</text:p>
          </table:table-cell>
        </table:table-row>
        <table:table-row table:style-name="ro1">
          <table:table-cell table:formula="of:=76-0.967985718" office:value-type="float" office:value="75.032014282" calcext:value-type="float">
            <text:p>75.032014282</text:p>
          </table:table-cell>
          <table:table-cell table:formula="of:=[.$A$1]/[.A29]" office:value-type="percentage" office:value="25.7052335837623" calcext:value-type="percentage">
            <text:p>2570.52%</text:p>
          </table:table-cell>
        </table:table-row>
        <table:table-row table:style-name="ro1">
          <table:table-cell office:value-type="float" office:value="76.331355882" calcext:value-type="float">
            <text:p>76.331355882</text:p>
          </table:table-cell>
          <table:table-cell table:formula="of:=[.$A$1]/[.A30]" office:value-type="percentage" office:value="25.2676692440861" calcext:value-type="percentage">
            <text:p>2526.77%</text:p>
          </table:table-cell>
        </table:table-row>
        <table:table-row table:style-name="ro1">
          <table:table-cell table:formula="of:=73-0.117121958" office:value-type="float" office:value="72.882878042" calcext:value-type="float">
            <text:p>72.882878042</text:p>
          </table:table-cell>
          <table:table-cell table:formula="of:=[.$A$1]/[.A31]" office:value-type="percentage" office:value="26.4632174962622" calcext:value-type="percentage">
            <text:p>2646.32%</text:p>
          </table:table-cell>
        </table:table-row>
        <table:table-row table:style-name="ro1">
          <table:table-cell table:formula="of:=72-0.309497119" office:value-type="float" office:value="71.690502881" calcext:value-type="float">
            <text:p>71.690502881</text:p>
          </table:table-cell>
          <table:table-cell table:formula="of:=[.$A$1]/[.A32]" office:value-type="percentage" office:value="26.9033606387237" calcext:value-type="percentage">
            <text:p>2690.34%</text:p>
          </table:table-cell>
        </table:table-row>
        <table:table-row table:style-name="ro1">
          <table:table-cell office:value-type="float" office:value="85.573025415" calcext:value-type="float">
            <text:p>85.573025415</text:p>
          </table:table-cell>
          <table:table-cell table:formula="of:=[.$A$1]/[.A33]" office:value-type="percentage" office:value="22.5388251031839" calcext:value-type="percentage">
            <text:p>2253.88%</text:p>
          </table:table-cell>
        </table:table-row>
        <table:table-row table:style-name="ro1">
          <table:table-cell table:formula="of:=85-0.39388469" office:value-type="float" office:value="84.60611531" calcext:value-type="float">
            <text:p>84.60611531</text:p>
          </table:table-cell>
          <table:table-cell table:formula="of:=[.$A$1]/[.A34]" office:value-type="percentage" office:value="22.7964071664573" calcext:value-type="percentage">
            <text:p>2279.64%</text:p>
          </table:table-cell>
        </table:table-row>
        <table:table-row table:style-name="ro1">
          <table:table-cell office:value-type="float" office:value="84.948864445" calcext:value-type="float">
            <text:p>84.948864445</text:p>
          </table:table-cell>
          <table:table-cell table:formula="of:=[.$A$1]/[.A35]" office:value-type="percentage" office:value="22.704428905318" calcext:value-type="percentage">
            <text:p>2270.44%</text:p>
          </table:table-cell>
        </table:table-row>
        <table:table-row table:style-name="ro1">
          <table:table-cell office:value-type="float" office:value="82.179429948" calcext:value-type="float">
            <text:p>82.179429948</text:p>
          </table:table-cell>
          <table:table-cell table:formula="of:=[.$A$1]/[.A36]" office:value-type="percentage" office:value="23.4695647633406" calcext:value-type="percentage">
            <text:p>2346.96%</text:p>
          </table:table-cell>
        </table:table-row>
        <table:table-row table:style-name="ro1">
          <table:table-cell table:formula="of:=81-0.31852628" office:value-type="float" office:value="80.68147372" calcext:value-type="float">
            <text:p>80.68147372</text:p>
          </table:table-cell>
          <table:table-cell table:formula="of:=[.$A$1]/[.A37]" office:value-type="percentage" office:value="23.9053076803293" calcext:value-type="percentage">
            <text:p>2390.53%</text:p>
          </table:table-cell>
        </table:table-row>
        <table:table-row table:style-name="ro1">
          <table:table-cell office:value-type="float" office:value="79.764655547" calcext:value-type="float">
            <text:p>79.764655547</text:p>
          </table:table-cell>
          <table:table-cell table:formula="of:=[.$A$1]/[.A38]" office:value-type="percentage" office:value="24.1800762524767" calcext:value-type="percentage">
            <text:p>2418.01%</text:p>
          </table:table-cell>
        </table:table-row>
        <table:table-row table:style-name="ro1">
          <table:table-cell table:formula="of:=78-0.592844152" office:value-type="float" office:value="77.407155848" calcext:value-type="float">
            <text:p>77.407155848</text:p>
          </table:table-cell>
          <table:table-cell table:formula="of:=[.$A$1]/[.A39]" office:value-type="percentage" office:value="24.9165007065536" calcext:value-type="percentage">
            <text:p>2491.65%</text:p>
          </table:table-cell>
        </table:table-row>
        <table:table-row table:style-name="ro1">
          <table:table-cell table:formula="of:=76-0.54822911" office:value-type="float" office:value="75.45177089" calcext:value-type="float">
            <text:p>75.45177089</text:p>
          </table:table-cell>
          <table:table-cell table:formula="of:=[.$A$1]/[.A40]" office:value-type="percentage" office:value="25.5622290985171" calcext:value-type="percentage">
            <text:p>2556.22%</text:p>
          </table:table-cell>
        </table:table-row>
        <table:table-row table:style-name="ro1">
          <table:table-cell table:formula="of:=75-0.12045628" office:value-type="float" office:value="74.87954372" calcext:value-type="float">
            <text:p>74.87954372</text:p>
          </table:table-cell>
          <table:table-cell table:formula="of:=[.$A$1]/[.A41]" office:value-type="percentage" office:value="25.7575748670574" calcext:value-type="percentage">
            <text:p>2575.76%</text:p>
          </table:table-cell>
        </table:table-row>
        <table:table-row table:style-name="ro1">
          <table:table-cell office:value-type="float" office:value="72.357898296" calcext:value-type="float">
            <text:p>72.357898296</text:p>
          </table:table-cell>
          <table:table-cell table:formula="of:=[.$A$1]/[.A42]" office:value-type="percentage" office:value="26.6552166218131" calcext:value-type="percentage">
            <text:p>2665.52%</text:p>
          </table:table-cell>
        </table:table-row>
        <table:table-row table:style-name="ro1">
          <table:table-cell office:value-type="float" office:value="70.637690889" calcext:value-type="float">
            <text:p>70.637690889</text:p>
          </table:table-cell>
          <table:table-cell table:formula="of:=[.$A$1]/[.A43]" office:value-type="percentage" office:value="27.3043389316021" calcext:value-type="percentage">
            <text:p>2730.43%</text:p>
          </table:table-cell>
        </table:table-row>
        <table:table-row table:style-name="ro1">
          <table:table-cell table:formula="of:=71-0.159406338" office:value-type="float" office:value="70.840593662" calcext:value-type="float">
            <text:p>70.840593662</text:p>
          </table:table-cell>
          <table:table-cell table:formula="of:=[.$A$1]/[.A44]" office:value-type="percentage" office:value="27.2261334028542" calcext:value-type="percentage">
            <text:p>2722.61%</text:p>
          </table:table-cell>
        </table:table-row>
        <table:table-row table:style-name="ro1">
          <table:table-cell table:formula="of:=69-0.637055767" office:value-type="float" office:value="68.362944233" calcext:value-type="float">
            <text:p>68.362944233</text:p>
          </table:table-cell>
          <table:table-cell table:formula="of:=[.$A$1]/[.A45]" office:value-type="percentage" office:value="28.2128787023186" calcext:value-type="percentage">
            <text:p>2821.29%</text:p>
          </table:table-cell>
        </table:table-row>
        <table:table-row table:style-name="ro1">
          <table:table-cell office:value-type="float" office:value="67.396654517" calcext:value-type="float">
            <text:p>67.396654517</text:p>
          </table:table-cell>
          <table:table-cell table:formula="of:=[.$A$1]/[.A46]" office:value-type="percentage" office:value="28.6173767407476" calcext:value-type="percentage">
            <text:p>2861.74%</text:p>
          </table:table-cell>
        </table:table-row>
        <table:table-row table:style-name="ro1">
          <table:table-cell table:formula="of:=67-0.31666504" office:value-type="float" office:value="66.68333496" calcext:value-type="float">
            <text:p>66.68333496</text:p>
          </table:table-cell>
          <table:table-cell table:formula="of:=[.$A$1]/[.A47]" office:value-type="percentage" office:value="28.9235002198966" calcext:value-type="percentage">
            <text:p>2892.35%</text:p>
          </table:table-cell>
        </table:table-row>
        <table:table-row table:style-name="ro1">
          <table:table-cell table:formula="of:=65-0.267915399" office:value-type="float" office:value="64.732084601" calcext:value-type="float">
            <text:p>64.732084601</text:p>
          </table:table-cell>
          <table:table-cell table:formula="of:=[.$A$1]/[.A48]" office:value-type="percentage" office:value="29.7953551977717" calcext:value-type="percentage">
            <text:p>2979.54%</text:p>
          </table:table-cell>
        </table:table-row>
        <table:table-row table:style-name="ro1">
          <table:table-cell office:value-type="float" office:value="63.473126896" calcext:value-type="float">
            <text:p>63.473126896</text:p>
          </table:table-cell>
          <table:table-cell table:formula="of:=[.$A$1]/[.A49]" office:value-type="percentage" office:value="30.3863311561628" calcext:value-type="percentage">
            <text:p>3038.63%</text:p>
          </table:table-cell>
        </table:table-row>
        <table:table-row table:style-name="ro1">
          <table:table-cell table:formula="of:=64-0.545609281" office:value-type="float" office:value="63.454390719" calcext:value-type="float">
            <text:p>63.454390719</text:p>
          </table:table-cell>
          <table:table-cell table:formula="of:=[.$A$1]/[.A50]" office:value-type="percentage" office:value="30.3953033277095" calcext:value-type="percentage">
            <text:p>3039.53%</text:p>
          </table:table-cell>
        </table:table-row>
        <table:table-row table:style-name="ro1">
          <table:table-cell table:formula="of:=63-0.11589958" office:value-type="float" office:value="62.88410042" calcext:value-type="float">
            <text:p>62.88410042</text:p>
          </table:table-cell>
          <table:table-cell table:formula="of:=[.$A$1]/[.A51]" office:value-type="percentage" office:value="30.670955623078" calcext:value-type="percentage">
            <text:p>3067.10%</text:p>
          </table:table-cell>
        </table:table-row>
        <table:table-row table:style-name="ro1">
          <table:table-cell office:value-type="float" office:value="61.171869434" calcext:value-type="float">
            <text:p>61.171869434</text:p>
          </table:table-cell>
          <table:table-cell table:formula="of:=[.$A$1]/[.A52]" office:value-type="percentage" office:value="31.5294508934363" calcext:value-type="percentage">
            <text:p>3152.95%</text:p>
          </table:table-cell>
        </table:table-row>
        <table:table-row table:style-name="ro1">
          <table:table-cell office:value-type="float" office:value="60.194042691" calcext:value-type="float">
            <text:p>60.194042691</text:p>
          </table:table-cell>
          <table:table-cell table:formula="of:=[.$A$1]/[.A53]" office:value-type="percentage" office:value="32.0416334765861" calcext:value-type="percentage">
            <text:p>3204.16%</text:p>
          </table:table-cell>
        </table:table-row>
        <table:table-row table:style-name="ro1">
          <table:table-cell office:value-type="float" office:value="59.41769494" calcext:value-type="float">
            <text:p>59.41769494</text:p>
          </table:table-cell>
          <table:table-cell table:formula="of:=[.$A$1]/[.A54]" office:value-type="percentage" office:value="32.4602873828515" calcext:value-type="percentage">
            <text:p>3246.03%</text:p>
          </table:table-cell>
        </table:table-row>
        <table:table-row table:style-name="ro1">
          <table:table-cell office:value-type="float" office:value="59.3823187" calcext:value-type="float">
            <text:p>59.3823187</text:p>
          </table:table-cell>
          <table:table-cell table:formula="of:=[.$A$1]/[.A55]" office:value-type="percentage" office:value="32.4796251746734" calcext:value-type="percentage">
            <text:p>3247.96%</text:p>
          </table:table-cell>
        </table:table-row>
        <table:table-row table:style-name="ro1">
          <table:table-cell office:value-type="float" office:value="59.32506628" calcext:value-type="float">
            <text:p>59.32506628</text:p>
          </table:table-cell>
          <table:table-cell table:formula="of:=[.$A$1]/[.A56]" office:value-type="percentage" office:value="32.5109700556579" calcext:value-type="percentage">
            <text:p>3251.10%</text:p>
          </table:table-cell>
        </table:table-row>
        <table:table-row table:style-name="ro1">
          <table:table-cell table:formula="of:=57-0.317771183" office:value-type="float" office:value="56.682228817" calcext:value-type="float">
            <text:p>56.682228817</text:p>
          </table:table-cell>
          <table:table-cell table:formula="of:=[.$A$1]/[.A57]" office:value-type="percentage" office:value="34.0268104065898" calcext:value-type="percentage">
            <text:p>3402.68%</text:p>
          </table:table-cell>
        </table:table-row>
        <table:table-row table:style-name="ro1">
          <table:table-cell office:value-type="float" office:value="56.766112165" calcext:value-type="float">
            <text:p>56.766112165</text:p>
          </table:table-cell>
          <table:table-cell table:formula="of:=[.$A$1]/[.A58]" office:value-type="percentage" office:value="33.9765289504568" calcext:value-type="percentage">
            <text:p>3397.65%</text:p>
          </table:table-cell>
        </table:table-row>
        <table:table-row table:style-name="ro1">
          <table:table-cell table:formula="of:=55-0.255599636" office:value-type="float" office:value="54.744400364" calcext:value-type="float">
            <text:p>54.744400364</text:p>
          </table:table-cell>
          <table:table-cell table:formula="of:=[.$A$1]/[.A59]" office:value-type="percentage" office:value="35.2312828445432" calcext:value-type="percentage">
            <text:p>3523.13%</text:p>
          </table:table-cell>
        </table:table-row>
        <table:table-row table:style-name="ro1">
          <table:table-cell table:formula="of:=56-0.586389559" office:value-type="float" office:value="55.413610441" calcext:value-type="float">
            <text:p>55.413610441</text:p>
          </table:table-cell>
          <table:table-cell table:formula="of:=[.$A$1]/[.A60]" office:value-type="percentage" office:value="34.8058074186042" calcext:value-type="percentage">
            <text:p>3480.58%</text:p>
          </table:table-cell>
        </table:table-row>
        <table:table-row table:style-name="ro1">
          <table:table-cell table:formula="of:=55-0.91040628" office:value-type="float" office:value="54.08959372" calcext:value-type="float">
            <text:p>54.08959372</text:p>
          </table:table-cell>
          <table:table-cell table:formula="of:=[.$A$1]/[.A61]" office:value-type="percentage" office:value="35.6577914665653" calcext:value-type="percentage">
            <text:p>3565.78%</text:p>
          </table:table-cell>
        </table:table-row>
        <table:table-row table:style-name="ro1">
          <table:table-cell table:formula="of:=55-0.12825336" office:value-type="float" office:value="54.87174664" calcext:value-type="float">
            <text:p>54.87174664</text:p>
          </table:table-cell>
          <table:table-cell table:formula="of:=[.$A$1]/[.A62]" office:value-type="percentage" office:value="35.149518130575" calcext:value-type="percentage">
            <text:p>3514.95%</text:p>
          </table:table-cell>
        </table:table-row>
        <table:table-row table:style-name="ro1">
          <table:table-cell office:value-type="float" office:value="54.63852135" calcext:value-type="float">
            <text:p>54.63852135</text:p>
          </table:table-cell>
          <table:table-cell table:formula="of:=[.$A$1]/[.A63]" office:value-type="percentage" office:value="35.2995543386717" calcext:value-type="percentage">
            <text:p>3529.96%</text:p>
          </table:table-cell>
        </table:table-row>
        <table:table-row table:style-name="ro1">
          <table:table-cell office:value-type="float" office:value="57.116973487" calcext:value-type="float">
            <text:p>57.116973487</text:p>
          </table:table-cell>
          <table:table-cell table:formula="of:=[.$A$1]/[.A64]" office:value-type="percentage" office:value="33.7678160383967" calcext:value-type="percentage">
            <text:p>3376.78%</text:p>
          </table:table-cell>
        </table:table-row>
      </table:table>
      <table:table table:name="Sheet2" table:style-name="ta1">
        <table:shapes>
          <draw:frame draw:z-index="0" draw:style-name="gr1" draw:text-style-name="P1" svg:width="22.1335in" svg:height="12.4496in" svg:x="0.9283in" svg:y="0.0394in">
            <draw:object draw:notify-on-update-of-ranges="Sheet2.A1:Sheet2.A6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99.304761252" calcext:value-type="float">
            <text:p>99.304761252</text:p>
          </table:table-cell>
        </table:table-row>
        <table:table-row table:style-name="ro1">
          <table:table-cell office:value-type="float" office:value="99.330261029" calcext:value-type="float">
            <text:p>99.330261029</text:p>
          </table:table-cell>
        </table:table-row>
        <table:table-row table:style-name="ro1">
          <table:table-cell table:formula="of:=103-0.255178293" office:value-type="float" office:value="102.744821707" calcext:value-type="float">
            <text:p>102.744821707</text:p>
          </table:table-cell>
        </table:table-row>
        <table:table-row table:style-name="ro1">
          <table:table-cell table:formula="of:=95-0.40190574" office:value-type="float" office:value="94.59809426" calcext:value-type="float">
            <text:p>94.59809426</text:p>
          </table:table-cell>
        </table:table-row>
        <table:table-row table:style-name="ro1">
          <table:table-cell office:value-type="float" office:value="107.398477178" calcext:value-type="float">
            <text:p>107.398477178</text:p>
          </table:table-cell>
        </table:table-row>
        <table:table-row table:style-name="ro1">
          <table:table-cell table:formula="of:=96-0.350328153" office:value-type="float" office:value="95.649671847" calcext:value-type="float">
            <text:p>95.649671847</text:p>
          </table:table-cell>
        </table:table-row>
        <table:table-row table:style-name="ro1">
          <table:table-cell table:formula="of:=108-0.470289309" office:value-type="float" office:value="107.529710691" calcext:value-type="float">
            <text:p>107.529710691</text:p>
          </table:table-cell>
        </table:table-row>
        <table:table-row table:style-name="ro1">
          <table:table-cell office:value-type="float" office:value="107.53986328" calcext:value-type="float">
            <text:p>107.53986328</text:p>
          </table:table-cell>
        </table:table-row>
        <table:table-row table:style-name="ro1">
          <table:table-cell table:formula="of:=111-0.293364301" office:value-type="float" office:value="110.706635699" calcext:value-type="float">
            <text:p>110.706635699</text:p>
          </table:table-cell>
        </table:table-row>
        <table:table-row table:style-name="ro1">
          <table:table-cell office:value-type="float" office:value="111.407497481" calcext:value-type="float">
            <text:p>111.407497481</text:p>
          </table:table-cell>
        </table:table-row>
        <table:table-row table:style-name="ro1">
          <table:table-cell table:formula="of:=111-0.599984767" office:value-type="float" office:value="110.400015233" calcext:value-type="float">
            <text:p>110.400015233</text:p>
          </table:table-cell>
        </table:table-row>
        <table:table-row table:style-name="ro1">
          <table:table-cell office:value-type="float" office:value="110.41047373" calcext:value-type="float">
            <text:p>110.41047373</text:p>
          </table:table-cell>
        </table:table-row>
        <table:table-row table:style-name="ro1">
          <table:table-cell table:formula="of:=111-0.701983844" office:value-type="float" office:value="110.298016156" calcext:value-type="float">
            <text:p>110.298016156</text:p>
          </table:table-cell>
        </table:table-row>
        <table:table-row table:style-name="ro1">
          <table:table-cell office:value-type="float" office:value="110.713996485" calcext:value-type="float">
            <text:p>110.713996485</text:p>
          </table:table-cell>
        </table:table-row>
        <table:table-row table:style-name="ro1">
          <table:table-cell table:formula="of:=111-0.154409115" office:value-type="float" office:value="110.845590885" calcext:value-type="float">
            <text:p>110.845590885</text:p>
          </table:table-cell>
        </table:table-row>
        <table:table-row table:style-name="ro1">
          <table:table-cell table:formula="of:=111-0.33268129" office:value-type="float" office:value="110.66731871" calcext:value-type="float">
            <text:p>110.66731871</text:p>
          </table:table-cell>
        </table:table-row>
        <table:table-row table:style-name="ro1">
          <table:table-cell table:formula="of:=111-0.31951522" office:value-type="float" office:value="110.68048478" calcext:value-type="float">
            <text:p>110.68048478</text:p>
          </table:table-cell>
        </table:table-row>
        <table:table-row table:style-name="ro1">
          <table:table-cell table:formula="of:=111-0.487667053" office:value-type="float" office:value="110.512332947" calcext:value-type="float">
            <text:p>110.512332947</text:p>
          </table:table-cell>
        </table:table-row>
        <table:table-row table:style-name="ro1">
          <table:table-cell table:formula="of:=111-0.69788157" office:value-type="float" office:value="110.30211843" calcext:value-type="float">
            <text:p>110.30211843</text:p>
          </table:table-cell>
        </table:table-row>
        <table:table-row table:style-name="ro1">
          <table:table-cell office:value-type="float" office:value="110.538560449" calcext:value-type="float">
            <text:p>110.538560449</text:p>
          </table:table-cell>
        </table:table-row>
        <table:table-row table:style-name="ro1">
          <table:table-cell office:value-type="float" office:value="111.126079704" calcext:value-type="float">
            <text:p>111.126079704</text:p>
          </table:table-cell>
        </table:table-row>
        <table:table-row table:style-name="ro1">
          <table:table-cell table:formula="of:=112-0.895330091" office:value-type="float" office:value="111.104669909" calcext:value-type="float">
            <text:p>111.104669909</text:p>
          </table:table-cell>
        </table:table-row>
        <table:table-row table:style-name="ro1">
          <table:table-cell office:value-type="float" office:value="111.266705533" calcext:value-type="float">
            <text:p>111.266705533</text:p>
          </table:table-cell>
        </table:table-row>
        <table:table-row table:style-name="ro1">
          <table:table-cell table:formula="of:=111-0.205916187" office:value-type="float" office:value="110.794083813" calcext:value-type="float">
            <text:p>110.794083813</text:p>
          </table:table-cell>
        </table:table-row>
        <table:table-row table:style-name="ro1">
          <table:table-cell office:value-type="float" office:value="111.177313548" calcext:value-type="float">
            <text:p>111.177313548</text:p>
          </table:table-cell>
        </table:table-row>
        <table:table-row table:style-name="ro1">
          <table:table-cell office:value-type="float" office:value="111.500056719" calcext:value-type="float">
            <text:p>111.500056719</text:p>
          </table:table-cell>
        </table:table-row>
        <table:table-row table:style-name="ro1">
          <table:table-cell table:formula="of:=111-0.30876" office:value-type="float" office:value="110.69124" calcext:value-type="float">
            <text:p>110.69124</text:p>
          </table:table-cell>
        </table:table-row>
        <table:table-row table:style-name="ro1">
          <table:table-cell office:value-type="float" office:value="111.483141036" calcext:value-type="float">
            <text:p>111.483141036</text:p>
          </table:table-cell>
        </table:table-row>
        <table:table-row table:style-name="ro1">
          <table:table-cell table:formula="of:=112-0.533028384" office:value-type="float" office:value="111.466971616" calcext:value-type="float">
            <text:p>111.466971616</text:p>
          </table:table-cell>
        </table:table-row>
        <table:table-row table:style-name="ro1">
          <table:table-cell office:value-type="float" office:value="111.422861755" calcext:value-type="float">
            <text:p>111.422861755</text:p>
          </table:table-cell>
        </table:table-row>
        <table:table-row table:style-name="ro1">
          <table:table-cell table:formula="of:=113-0.517043069" office:value-type="float" office:value="112.482956931" calcext:value-type="float">
            <text:p>112.482956931</text:p>
          </table:table-cell>
        </table:table-row>
        <table:table-row table:style-name="ro1">
          <table:table-cell office:value-type="float" office:value="116.457325737" calcext:value-type="float">
            <text:p>116.457325737</text:p>
          </table:table-cell>
        </table:table-row>
        <table:table-row table:style-name="ro1">
          <table:table-cell table:formula="of:=146-0.385176808" office:value-type="float" office:value="145.614823192" calcext:value-type="float">
            <text:p>145.614823192</text:p>
          </table:table-cell>
        </table:table-row>
        <table:table-row table:style-name="ro1">
          <table:table-cell table:formula="of:=144-0.126727314" office:value-type="float" office:value="143.873272686" calcext:value-type="float">
            <text:p>143.873272686</text:p>
          </table:table-cell>
        </table:table-row>
        <table:table-row table:style-name="ro1">
          <table:table-cell office:value-type="float" office:value="144.541305641" calcext:value-type="float">
            <text:p>144.541305641</text:p>
          </table:table-cell>
        </table:table-row>
        <table:table-row table:style-name="ro1">
          <table:table-cell table:formula="of:=145-0.424325316" office:value-type="float" office:value="144.575674684" calcext:value-type="float">
            <text:p>144.575674684</text:p>
          </table:table-cell>
        </table:table-row>
        <table:table-row table:style-name="ro1">
          <table:table-cell office:value-type="float" office:value="144.187220914" calcext:value-type="float">
            <text:p>144.187220914</text:p>
          </table:table-cell>
        </table:table-row>
        <table:table-row table:style-name="ro1">
          <table:table-cell table:formula="of:=145-0.289346306" office:value-type="float" office:value="144.710653694" calcext:value-type="float">
            <text:p>144.710653694</text:p>
          </table:table-cell>
        </table:table-row>
        <table:table-row table:style-name="ro1">
          <table:table-cell table:formula="of:=146-0.401600308" office:value-type="float" office:value="145.598399692" calcext:value-type="float">
            <text:p>145.598399692</text:p>
          </table:table-cell>
        </table:table-row>
        <table:table-row table:style-name="ro1">
          <table:table-cell office:value-type="float" office:value="144.799583291" calcext:value-type="float">
            <text:p>144.799583291</text:p>
          </table:table-cell>
        </table:table-row>
        <table:table-row table:style-name="ro1">
          <table:table-cell table:formula="of:=148-0.785203288" office:value-type="float" office:value="147.214796712" calcext:value-type="float">
            <text:p>147.214796712</text:p>
          </table:table-cell>
        </table:table-row>
        <table:table-row table:style-name="ro1">
          <table:table-cell office:value-type="float" office:value="147.596065406" calcext:value-type="float">
            <text:p>147.596065406</text:p>
          </table:table-cell>
        </table:table-row>
        <table:table-row table:style-name="ro1">
          <table:table-cell table:formula="of:=151-0.445297472" office:value-type="float" office:value="150.554702528" calcext:value-type="float">
            <text:p>150.554702528</text:p>
          </table:table-cell>
        </table:table-row>
        <table:table-row table:style-name="ro1">
          <table:table-cell table:formula="of:=151-0.481957416" office:value-type="float" office:value="150.518042584" calcext:value-type="float">
            <text:p>150.518042584</text:p>
          </table:table-cell>
        </table:table-row>
        <table:table-row table:style-name="ro1">
          <table:table-cell office:value-type="float" office:value="154.761879651" calcext:value-type="float">
            <text:p>154.761879651</text:p>
          </table:table-cell>
        </table:table-row>
        <table:table-row table:style-name="ro1">
          <table:table-cell table:formula="of:=152-0.542051489" office:value-type="float" office:value="151.457948511" calcext:value-type="float">
            <text:p>151.457948511</text:p>
          </table:table-cell>
        </table:table-row>
        <table:table-row table:style-name="ro1">
          <table:table-cell table:formula="of:=153-0.234761162" office:value-type="float" office:value="152.765238838" calcext:value-type="float">
            <text:p>152.765238838</text:p>
          </table:table-cell>
        </table:table-row>
        <table:table-row table:style-name="ro1">
          <table:table-cell office:value-type="float" office:value="151.45108831" calcext:value-type="float">
            <text:p>151.45108831</text:p>
          </table:table-cell>
        </table:table-row>
        <table:table-row table:style-name="ro1">
          <table:table-cell table:formula="of:=158-0.272654635" office:value-type="float" office:value="157.727345365" calcext:value-type="float">
            <text:p>157.727345365</text:p>
          </table:table-cell>
        </table:table-row>
        <table:table-row table:style-name="ro1">
          <table:table-cell table:formula="of:=154-0.41169959" office:value-type="float" office:value="153.58830041" calcext:value-type="float">
            <text:p>153.58830041</text:p>
          </table:table-cell>
        </table:table-row>
        <table:table-row table:style-name="ro1">
          <table:table-cell office:value-type="float" office:value="159.307683492" calcext:value-type="float">
            <text:p>159.307683492</text:p>
          </table:table-cell>
        </table:table-row>
        <table:table-row table:style-name="ro1">
          <table:table-cell office:value-type="float" office:value="155.88731972" calcext:value-type="float">
            <text:p>155.88731972</text:p>
          </table:table-cell>
        </table:table-row>
        <table:table-row table:style-name="ro1">
          <table:table-cell table:formula="of:=161-0.251803916" office:value-type="float" office:value="160.748196084" calcext:value-type="float">
            <text:p>160.748196084</text:p>
          </table:table-cell>
        </table:table-row>
        <table:table-row table:style-name="ro1">
          <table:table-cell office:value-type="float" office:value="156.179002946" calcext:value-type="float">
            <text:p>156.179002946</text:p>
          </table:table-cell>
        </table:table-row>
        <table:table-row table:style-name="ro1">
          <table:table-cell table:formula="of:=164-0.549622502" office:value-type="float" office:value="163.450377498" calcext:value-type="float">
            <text:p>163.450377498</text:p>
          </table:table-cell>
        </table:table-row>
        <table:table-row table:style-name="ro1">
          <table:table-cell table:formula="of:=157-0.314994585" office:value-type="float" office:value="156.685005415" calcext:value-type="float">
            <text:p>156.685005415</text:p>
          </table:table-cell>
        </table:table-row>
        <table:table-row table:style-name="ro1">
          <table:table-cell office:value-type="float" office:value="160.14026589" calcext:value-type="float">
            <text:p>160.14026589</text:p>
          </table:table-cell>
        </table:table-row>
        <table:table-row table:style-name="ro1">
          <table:table-cell office:value-type="float" office:value="160.711271273" calcext:value-type="float">
            <text:p>160.711271273</text:p>
          </table:table-cell>
        </table:table-row>
        <table:table-row table:style-name="ro1">
          <table:table-cell office:value-type="float" office:value="158.658963568" calcext:value-type="float">
            <text:p>158.658963568</text:p>
          </table:table-cell>
        </table:table-row>
        <table:table-row table:style-name="ro1">
          <table:table-cell table:formula="of:=160-0.40480047" office:value-type="float" office:value="159.59519953" calcext:value-type="float">
            <text:p>159.59519953</text:p>
          </table:table-cell>
        </table:table-row>
        <table:table-row table:style-name="ro1">
          <table:table-cell table:formula="of:=160-0.156317811" office:value-type="float" office:value="159.843682189" calcext:value-type="float">
            <text:p>159.843682189</text:p>
          </table:table-cell>
        </table:table-row>
        <table:table-row table:style-name="ro1">
          <table:table-cell table:formula="of:=163-0.86626316" office:value-type="float" office:value="162.13373684" calcext:value-type="float">
            <text:p>162.13373684</text:p>
          </table:table-cell>
        </table:table-row>
        <table:table-row table:style-name="ro1">
          <table:table-cell table:formula="of:=164-0.90267539" office:value-type="float" office:value="163.09732461" calcext:value-type="float">
            <text:p>163.09732461</text:p>
          </table:table-cell>
        </table:table-row>
        <table:table-row table:style-name="ro1">
          <table:table-cell office:value-type="float" office:value="162.178283092" calcext:value-type="float">
            <text:p>162.178283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03-10T13:11:37.929832011</meta:creation-date>
    <dc:date>2015-03-10T13:39:59.464601364</dc:date>
    <dc:creator>dani </dc:creator>
    <meta:editing-duration>PT6M45S</meta:editing-duration>
    <meta:editing-cycles>1</meta:editing-cycles>
    <meta:document-statistic meta:table-count="2" meta:cell-count="192" meta:object-count="2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F1F7E11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2.746cm" svg:height="29.669cm" xlink:href=".." xlink:type="simple" chart:class="chart:line" chart:style-name="ch1">
        <chart:title svg:x="24.874cm" svg:y="0.729cm" chart:style-name="ch2">
          <text:p>Strong scaling</text:p>
        </chart:title>
        <chart:subtitle svg:x="25.443cm" svg:y="2.127cm" chart:style-name="ch3">
          <text:p>Speed Up</text:p>
        </chart:subtitle>
        <chart:plot-area chart:style-name="ch4" table:cell-range-address="Sheet1.B1:Sheet1.B64" svg:x="1.054cm" svg:y="3.429cm" svg:width="50.638cm" svg:height="24.666cm">
          <chartooo:coordinate-region svg:x="2.84cm" svg:y="3.629cm" svg:width="48.665cm" svg:height="23.819cm"/>
          <chart:axis chart:dimension="x" chart:name="primary-x" chart:style-name="ch5">
            <chart:title svg:x="25.218cm" svg:y="28.688cm" chart:style-name="ch6">
              <text:p>Numer of core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:Sheet1.B64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7561332102101">
                <text:p>1.97561332102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2669501590963">
                <text:p>2.62669501590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9486735429451">
                <text:p>3.49486735429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7514141773013">
                <text:p>4.37514141773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7133315929951">
                <text:p>5.87133315929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4531116272997">
                <text:p>6.64531116272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1325730959543">
                <text:p>7.41325730959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8585188851517">
                <text:p>8.78585188851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65836425250652">
                <text:p>9.65836425250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0465949787407">
                <text:p>9.90465949787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4921167227866">
                <text:p>11.4921167227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2441120554165">
                <text:p>11.2441120554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7466001435889">
                <text:p>13.7466001435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447992655844">
                <text:p>14.447992655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482175445504">
                <text:p>15.6482175445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745264871426">
                <text:p>15.745264871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0058079194282">
                <text:p>17.0058079194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5035834541821">
                <text:p>17.50358345418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7439708782295">
                <text:p>19.7439708782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2830086202931">
                <text:p>18.2830086202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1344362405464">
                <text:p>19.13443624054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0131412898835">
                <text:p>20.01314128988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8806448817458">
                <text:p>20.88064488174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7139295466342">
                <text:p>21.7139295466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5680119784656">
                <text:p>22.5680119784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4498346982985">
                <text:p>23.4498346982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3101465185022">
                <text:p>24.3101465185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7052335837623">
                <text:p>25.70523358376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2676692440861">
                <text:p>25.26766924408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.4632174962622">
                <text:p>26.46321749626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9033606387237">
                <text:p>26.9033606387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5388251031839">
                <text:p>22.53882510318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7964071664573">
                <text:p>22.79640716645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704428905318">
                <text:p>22.704428905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4695647633406">
                <text:p>23.46956476334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9053076803293">
                <text:p>23.9053076803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.1800762524767">
                <text:p>24.18007625247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.9165007065536">
                <text:p>24.9165007065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.5622290985171">
                <text:p>25.56222909851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.7575748670574">
                <text:p>25.75757486705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6552166218131">
                <text:p>26.6552166218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.3043389316021">
                <text:p>27.30433893160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.2261334028542">
                <text:p>27.22613340285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2128787023186">
                <text:p>28.2128787023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.6173767407476">
                <text:p>28.6173767407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.9235002198966">
                <text:p>28.92350021989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.7953551977717">
                <text:p>29.79535519777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.3863311561628">
                <text:p>30.38633115616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.3953033277095">
                <text:p>30.39530332770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670955623078">
                <text:p>30.6709556230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5294508934363">
                <text:p>31.5294508934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0416334765861">
                <text:p>32.0416334765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.4602873828515">
                <text:p>32.4602873828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.4796251746734">
                <text:p>32.47962517467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.5109700556579">
                <text:p>32.5109700556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0268104065898">
                <text:p>34.02681040658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.9765289504568">
                <text:p>33.97652895045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2312828445432">
                <text:p>35.23128284454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8058074186042">
                <text:p>34.80580741860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.6577914665653">
                <text:p>35.65779146656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149518130575">
                <text:p>35.149518130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.2995543386717">
                <text:p>35.29955433867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.7678160383967">
                <text:p>33.76781603839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6.22cm" svg:height="31.623cm" xlink:href=".." xlink:type="simple" chart:class="chart:scatter" chart:style-name="ch1">
        <chart:title svg:x="26.704cm" svg:y="0.768cm" chart:style-name="ch2">
          <text:p>Weak scaling</text:p>
        </chart:title>
        <chart:plot-area chart:style-name="ch3" table:cell-range-address="Sheet2.A1:Sheet2.A64" svg:x="2.135cm" svg:y="2.205cm" svg:width="52.961cm" svg:height="27.805cm">
          <chartooo:coordinate-region svg:x="2.942cm" svg:y="2.404cm" svg:width="51.967cm" svg:height="26.959cm"/>
          <chart:axis chart:dimension="x" chart:name="primary-x" chart:style-name="ch4">
            <chart:title svg:x="27.367cm" svg:y="30.642cm" chart:style-name="ch5">
              <text:p>Number of cores</text:p>
            </chart:title>
          </chart:axis>
          <chart:axis chart:dimension="y" chart:name="primary-y" chart:style-name="ch6">
            <chart:title svg:x="0.451cm" svg:y="17.421cm" chart:style-name="ch7">
              <text:p>Running time in s</text:p>
            </chart:title>
            <chart:grid chart:style-name="ch8" chart:class="major"/>
          </chart:axis>
          <chart:series chart:style-name="ch9" chart:values-cell-range-address="Sheet2.A1:Sheet2.A64" chart:class="chart:scatte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04761252">
                <text:p>99.304761252</text:p>
                <draw:g>
                  <svg:desc>Sheet2.A1:Sheet2.A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330261029">
                <text:p>99.330261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744821707">
                <text:p>102.744821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59809426">
                <text:p>94.59809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.398477178">
                <text:p>107.398477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.649671847">
                <text:p>95.649671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.529710691">
                <text:p>107.529710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.53986328">
                <text:p>107.53986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.706635699">
                <text:p>110.706635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.407497481">
                <text:p>111.407497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.400015233">
                <text:p>110.400015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41047373">
                <text:p>110.41047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.298016156">
                <text:p>110.298016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713996485">
                <text:p>110.713996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.845590885">
                <text:p>110.845590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.66731871">
                <text:p>110.66731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.68048478">
                <text:p>110.68048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.512332947">
                <text:p>110.5123329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.30211843">
                <text:p>110.302118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.538560449">
                <text:p>110.538560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126079704">
                <text:p>111.1260797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1.104669909">
                <text:p>111.104669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.266705533">
                <text:p>111.266705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.794083813">
                <text:p>110.7940838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.177313548">
                <text:p>111.1773135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.500056719">
                <text:p>111.5000567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.69124">
                <text:p>110.69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.483141036">
                <text:p>111.483141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1.466971616">
                <text:p>111.466971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.422861755">
                <text:p>111.422861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.482956931">
                <text:p>112.4829569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6.457325737">
                <text:p>116.4573257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5.614823192">
                <text:p>145.614823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3.873272686">
                <text:p>143.8732726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.541305641">
                <text:p>144.5413056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.575674684">
                <text:p>144.575674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.187220914">
                <text:p>144.1872209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4.710653694">
                <text:p>144.710653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5.598399692">
                <text:p>145.5983996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.799583291">
                <text:p>144.7995832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.214796712">
                <text:p>147.2147967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.596065406">
                <text:p>147.5960654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.554702528">
                <text:p>150.554702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.518042584">
                <text:p>150.5180425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.761879651">
                <text:p>154.761879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.457948511">
                <text:p>151.4579485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.765238838">
                <text:p>152.7652388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1.45108831">
                <text:p>151.451088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7.727345365">
                <text:p>157.7273453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.58830041">
                <text:p>153.58830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9.307683492">
                <text:p>159.3076834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5.88731972">
                <text:p>155.887319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0.748196084">
                <text:p>160.7481960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6.179002946">
                <text:p>156.1790029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3.450377498">
                <text:p>163.4503774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.685005415">
                <text:p>156.6850054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0.14026589">
                <text:p>160.14026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0.711271273">
                <text:p>160.711271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8.658963568">
                <text:p>158.6589635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9.59519953">
                <text:p>159.595199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.843682189">
                <text:p>159.8436821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.13373684">
                <text:p>162.133736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3.09732461">
                <text:p>163.09732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2.178283092">
                <text:p>162.1782830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